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desc 2611-03</text:p>
      <text:p><text:line-break/></text:p>
      <text:p><text:p>identation 1</text:p><text:p>identation 2</text:p><text:p>identation 3</text:p></text:p>
      <text:p><text:line-break/></text:p>
      <text:list text:style-name="podNumberedList" text:continue-numbering="false">
        <text:list-item>
          <text:p text:style-name="podNumberItem">point numéroté 1</text:p>
        </text:list-item>
        <text:list-item>
          <text:list text:style-name="podNumberedList" text:continue-numbering="false">
            <text:list-item>
              <text:p text:style-name="podNumberItem">point numéroté 1.1</text:p>
            </text:list-item>
            <text:list-item>
              <text:p text:style-name="podNumberItem">point numéroté 1.2</text:p>
            </text:list-item>
          </text:list>
        </text:list-item>
        <text:list-item>
          <text:p text:style-name="podNumberItem">point numéroté 2</text:p>
        </text:list-item>
        <text:list-item>
          <text:list text:style-name="podNumberedList" text:continue-numbering="false">
            <text:list-item>
              <text:p text:style-name="podNumberItem">point numéroté 2.1</text:p>
            </text:list-item>
            <text:list-item>
              <text:p text:style-name="podNumberItem">point numéroté 2.2</text:p>
            </text:list-item>
            <text:list-item>
              <text:p text:style-name="podNumberItem">point numéroté 2.3</text:p>
            </text:list-item>
            <text:list-item>
              <text:list text:style-name="podNumberedList" text:continue-numbering="false">
                <text:list-item>
                  <text:p text:style-name="podNumberItem">point numéroté 2.3.1</text:p>
                </text:list-item>
                <text:list-item>
                  <text:p text:style-name="podNumberItem">point numéroté 2.3.2</text:p>
                </text:list-item>
              </text:list>
            </text:list-item>
          </text:list>
        </text:list-item>
        <text:list-item>
          <text:p text:style-name="podNumberItem">point numéroté 3</text:p>
        </text:list-item>
      </text:list>
      <text:p><text:line-break/></text:p>
      <text:list text:style-name="podBulletedList">
        <text:list-item>
          <text:p text:style-name="podBulletItem">grosse lune niveau 1</text:p>
        </text:list-item>
        <text:list-item>
          <text:list text:style-name="podBulletedList">
            <text:list-item>
              <text:p text:style-name="podBulletItem">grosse lune niveau 2</text:p>
            </text:list-item>
            <text:list-item>
              <text:list text:style-name="podBulletedList">
                <text:list-item>
                  <text:p text:style-name="podBulletItem">grosse lune niveau 3</text:p>
                </text:list-item>
                <text:list-item>
                  <text:list text:style-name="podBulletedList">
                    <text:list-item>
                      <text:p text:style-name="podBulletItem">grosse lune niveau 4<text:line-break/></text:p>
                    </text:list-item>
                  </text:list>
                </text:list-item>
              </text:list>
            </text:list-item>
          </text:list>
        </text:list-item>
      </text:list>
      <text:list text:style-name="podBulletedList">
        <text:list-item>
          <text:list text:style-name="podBulletedList">
            <text:list-item>
              <text:list text:style-name="podBulletedList">
                <text:list-item>
                  <text:list text:style-name="podBulletedList">
                    <text:list-item>
                      <text:list text:style-name="podBulletedList">
                        <text:list-item>
                          <text:p text:style-name="podBulletItem">grosse lune niveau 5<text:line-break/></text:p>
                        </text:list-item>
                        <text:list-item>
                          <text:list text:style-name="podBulletedList">
                            <text:list-item>
                              <text:p text:style-name="podBulletItem">grosse lune niveau 6<text:line-break/></text:p>
                            </text:list-item>
                            <text:list-item>
                              <text:list text:style-name="podBulletedList">
                                <text:list-item>
                                  <text:p text:style-name="podBulletItem">grosse lune niveau 7</text:p>
                                </text:list-item>
                                <text:list-item>
                                  <text:list text:style-name="podBulletedList">
                                    <text:list-item>
                                      <text:p text:style-name="podBulletItem">grosse lune niveau 8</text:p>
                                    </text:list-item>
                                    <text:list-item>
                                      <text:list text:style-name="podBulletedList">
                                        <text:list-item>
                                          <text:p text:style-name="podBulletItem">grosse lune niveau 9</text:p>
                                        </text:list-item>
                                        <text:list-item>
                                          <text:list text:style-name="podBulletedList">
                                            <text:list-item>
                                              <text:p text:style-name="podBulletItem">grosse lune niveau 10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><text:line-break/><text:line-break/>titre liste 1 liste 1 titre liste 2 liste 2 titre liste 3 liste 3 <text:span><text:span text:style-name="podBold">texte normal<text:line-break/></text:span><text:line-break/></text:span></text:p>
      <text:list text:style-name="podNumberedList" text:continue-numbering="false">
        <text:list-item>
          <text:p text:style-name="podNumberItem">romain maj 1</text:p>
        </text:list-item>
        <text:list-item>
          <text:p text:style-name="podNumberItem">romain maj  2</text:p>
        </text:list-item>
      </text:list>
      <text:p><text:line-break/></text:p>
      <text:list text:style-name="podNumberedList" text:continue-numbering="false">
        <text:list-item>
          <text:p text:style-name="podNumberItem">romain 1</text:p>
        </text:list-item>
        <text:list-item>
          <text:p text:style-name="podNumberItem">romain 2<text:line-break/></text:p>
        </text:list-item>
      </text:list>
      <text:p><text:line-break/></text:p>
      <text:list text:style-name="podNumberedList" text:continue-numbering="false">
        <text:list-item>
          <text:p text:style-name="podNumberItem">alpha maj 1<text:line-break/></text:p>
        </text:list-item>
        <text:list-item>
          <text:p text:style-name="podNumberItem">alpha maj 2</text:p>
        </text:list-item>
      </text:list>
      <text:p><text:line-break/></text:p>
      <text:list text:style-name="podNumberedList" text:continue-numbering="false">
        <text:list-item>
          <text:p text:style-name="podNumberItem">alpha min 1</text:p>
        </text:list-item>
        <text:list-item>
          <text:p text:style-name="podNumberItem">alpha min 2</text:p>
        </text:list-item>
      </text:list>
      <text:p><text:line-break/>blablabla<text:line-break/><text:line-break/>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